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Заголовок1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language-asian="ru" style:country-asian="RU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style:language-asian="ru" style:country-asian="RU"/>
    </style:style>
    <style:style style:name="T5" style:parent-style-name="Основнойшрифтабзаца" style:family="text">
      <style:text-properties style:language-asian="ru" style:country-asian="RU"/>
    </style:style>
    <style:style style:name="T6" style:parent-style-name="Основнойшрифтабзаца" style:family="text">
      <style:text-properties style:language-asian="ru" style:country-asian="RU"/>
    </style:style>
    <style:style style:name="T7" style:parent-style-name="Основнойшрифтабзаца" style:family="text">
      <style:text-properties style:language-asian="ru" style:country-asian="RU"/>
    </style:style>
    <style:style style:name="T8" style:parent-style-name="Основнойшрифтабзаца" style:family="text">
      <style:text-properties style:language-asian="ru" style:country-asian="RU"/>
    </style:style>
    <style:style style:name="T9" style:parent-style-name="Основнойшрифтабзаца" style:family="text">
      <style:text-properties style:language-asian="ru" style:country-asian="RU"/>
    </style:style>
    <style:style style:name="T10" style:parent-style-name="Основнойшрифтабзаца" style:family="text">
      <style:text-properties style:language-asian="ru" style:country-asian="RU"/>
    </style:style>
    <style:style style:name="T11" style:parent-style-name="Основнойшрифтабзаца" style:family="text">
      <style:text-properties style:language-asian="ru" style:country-asian="RU"/>
    </style:style>
    <style:style style:name="T12" style:parent-style-name="Основнойшрифтабзаца" style:family="text">
      <style:text-properties style:language-asian="ru" style:country-asian="RU"/>
    </style:style>
    <style:style style:name="T13" style:parent-style-name="Основнойшрифтабзаца" style:family="text">
      <style:text-properties style:language-asian="ru" style:country-asian="RU"/>
    </style:style>
    <style:style style:name="T14" style:parent-style-name="Основнойшрифтабзаца" style:family="text">
      <style:text-properties style:language-asian="ru" style:country-asian="RU"/>
    </style:style>
    <style:style style:name="T15" style:parent-style-name="Основнойшрифтабзаца" style:family="text">
      <style:text-properties style:language-asian="ru" style:country-asian="RU"/>
    </style:style>
    <style:style style:name="T16" style:parent-style-name="Основнойшрифтабзаца" style:family="text">
      <style:text-properties style:language-asian="ru" style:country-asian="RU"/>
    </style:style>
    <style:style style:name="T17" style:parent-style-name="Основнойшрифтабзаца" style:family="text">
      <style:text-properties style:language-asian="ru" style:country-asian="RU"/>
    </style:style>
    <style:style style:name="T18" style:parent-style-name="Основнойшрифтабзаца" style:family="text">
      <style:text-properties style:language-asian="ru" style:country-asian="RU"/>
    </style:style>
    <style:style style:name="T19" style:parent-style-name="Основнойшрифтабзаца" style:family="text">
      <style:text-properties style:language-asian="ru" style:country-asian="RU"/>
    </style:style>
    <style:style style:name="T20" style:parent-style-name="Основнойшрифтабзаца" style:family="text">
      <style:text-properties style:language-asian="ru" style:country-asian="RU"/>
    </style:style>
    <style:style style:name="T21" style:parent-style-name="Основнойшрифтабзаца" style:family="text">
      <style:text-properties style:language-asian="ru" style:country-asian="RU"/>
    </style:style>
    <style:style style:name="T22" style:parent-style-name="Основнойшрифтабзаца" style:family="text">
      <style:text-properties style:language-asian="ru" style:country-asian="RU"/>
    </style:style>
    <style:style style:name="T23" style:parent-style-name="Основнойшрифтабзаца" style:family="text">
      <style:text-properties style:language-asian="ru" style:country-asian="RU"/>
    </style:style>
    <style:style style:name="T24" style:parent-style-name="Основнойшрифтабзаца" style:family="text">
      <style:text-properties style:language-asian="ru" style:country-asian="RU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style:language-asian="ru" style:country-asian="RU"/>
    </style:style>
    <style:style style:name="T27" style:parent-style-name="Основнойшрифтабзаца" style:family="text">
      <style:text-properties style:language-asian="ru" style:country-asian="RU"/>
    </style:style>
    <style:style style:name="T28" style:parent-style-name="Основнойшрифтабзаца" style:family="text">
      <style:text-properties style:language-asian="ru" style:country-asian="RU"/>
    </style:style>
    <style:style style:name="T29" style:parent-style-name="Основнойшрифтабзаца" style:family="text">
      <style:text-properties style:language-asian="ru" style:country-asian="RU"/>
    </style:style>
    <style:style style:name="T30" style:parent-style-name="Основнойшрифтабзаца" style:family="text">
      <style:text-properties style:language-asian="ru" style:country-asian="RU"/>
    </style:style>
    <style:style style:name="T31" style:parent-style-name="Основнойшрифтабзаца" style:family="text">
      <style:text-properties style:language-asian="ru" style:country-asian="RU"/>
    </style:style>
    <style:style style:family="graphic" style:name="a10">
      <style:graphic-properties style:wrap="run-through" style:run-through="foreground" style:writing-mode="lr-tb" draw:fill="none" draw:stroke="solid" svg:stroke-width="0.01042in" svg:stroke-color="#000000" draw:marker-end="a9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run-through" style:run-through="foreground" style:writing-mode="lr-tb" draw:fill="none" draw:stroke="solid" svg:stroke-width="0.01042in" svg:stroke-color="#000000" draw:marker-end="a27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run-through" style:run-through="foreground" style:writing-mode="lr-tb" draw:fill="none" draw:stroke="solid" svg:stroke-width="0.01042in" svg:stroke-color="#000000" draw:marker-end="a11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3" style:parent-style-name="Graphics">
      <style:graphic-properties fo:min-width="0.29931in" fo:min-height="2.06597in" fo:wrap-option="wrap" fo:border="0.01042in solid #ffffff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4" style:parent-style-name="Graphics">
      <style:graphic-properties fo:min-width="0.29931in" fo:min-height="2.06597in" fo:wrap-option="wrap" fo:border="0.01042in solid #ffffff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5">
      <style:graphic-properties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run-through" style:run-through="foreground" style:writing-mode="lr-tb" draw:fill="none" draw:stroke="solid" svg:stroke-width="0.01042in" svg:stroke-color="#000000" draw:marker-end="a16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2">
      <style:graphic-properties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run-through" style:run-through="foreground" style:writing-mode="lr-tb" draw:fill="none" draw:stroke="solid" svg:stroke-width="0.01042in" svg:stroke-color="#000000" draw:marker-end="a3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run-through" style:run-through="foreground" style:writing-mode="lr-tb" draw:fill="none" draw:stroke="solid" svg:stroke-width="0.01042in" svg:stroke-color="#000000" draw:marker-end="a5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8">
      <style:graphic-properties style:wrap="run-through" style:run-through="foreground" style:writing-mode="lr-tb" draw:fill="none" draw:stroke="solid" svg:stroke-width="0.01042in" svg:stroke-color="#000000" draw:marker-end="a7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2">
      <style:graphic-properties style:wrap="run-through" style:run-through="foreground" style:writing-mode="lr-tb" draw:fill="none" draw:stroke="solid" svg:stroke-width="0.01042in" svg:stroke-color="#000000" draw:marker-end="a41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4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4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30">
      <style:graphic-properties style:wrap="run-through" style:run-through="foreground" style:writing-mode="lr-tb" draw:fill="none" draw:stroke="solid" svg:stroke-width="0.01042in" svg:stroke-color="#000000" draw:marker-end="a29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run-through" style:run-through="foreground" style:writing-mode="lr-tb" draw:fill="none" draw:stroke="solid" svg:stroke-width="0.01042in" svg:stroke-color="#000000" draw:marker-end="a31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4">
      <style:graphic-properties style:wrap="run-through" style:run-through="foreground" style:writing-mode="lr-tb" draw:fill="none" draw:stroke="solid" svg:stroke-width="0.01042in" svg:stroke-color="#000000" draw:marker-end="a33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6">
      <style:graphic-properties style:wrap="run-through" style:run-through="foreground" style:writing-mode="lr-tb" draw:fill="none" draw:stroke="solid" svg:stroke-width="0.01042in" svg:stroke-color="#000000" draw:marker-end="a35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20">
      <style:graphic-properties style:wrap="run-through" style:run-through="foreground" style:writing-mode="lr-tb" draw:fill="none" draw:stroke="solid" svg:stroke-width="0.01042in" svg:stroke-color="#000000" draw:marker-end="a19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9">
      <style:graphic-properties style:wrap="run-through" style:run-through="foreground" style:writing-mode="lr-tb" draw:fill="none" draw:stroke="solid" svg:stroke-width="0.01042in" svg:stroke-color="#000000" draw:marker-end="a38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23">
      <style:graphic-properties style:wrap="run-through" style:run-through="foreground" style:writing-mode="lr-tb" draw:fill="none" draw:stroke="solid" svg:stroke-width="0.01042in" svg:stroke-color="#000000" draw:marker-end="a22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run-through" style:run-through="foreground" style:writing-mode="lr-tb" draw:fill="none" draw:stroke="solid" svg:stroke-width="0.01042in" svg:stroke-color="#000000" draw:marker-end="a24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</office:automatic-styles>
  <office:body>
    <office:text text:use-soft-page-breaks="true">
      <text:h text:style-name="P1" text:outline-level="1">Шпаргалка</text:h>
      <text:p text:style-name="Название">Радиостанция Карат-2Н</text:p>
      <text:p text:style-name="Подзаголовок">Переделка UD0CAJ<text:s/></text:p>
      <text:p text:style-name="Выделеннаяцитата">Меню</text:p>
      <text:p text:style-name="Обычный">Меню управления состит из 10<text:s/>пунктов, которые <text:s/>нумеруются от 0 до<text:s/>9. <text:s/>Меню разделено на две части: основное меню и инженерное меню.<text:s/>Переход по пунктам<text:s/>внутри каждой части<text:s/>меню осуществляется путём кратковременного<text:s/>нажатия на ручку настройки.<text:s/>Переход между основным и инженерным меню осуществляется путём длительного нажатия на ручку настройки.<text:s/>В основном меню производятся быстрые настройки. В инженерном меню производятся дополнительные настройки, которые не требуется выполнять при обычной работе на радиостанции.<text:s/></text:p>
      <text:p text:style-name="Обычный">В остальном, методика работы и обслуживания радиостанции аналогична заводскому варианту и производится согласно заводской инструкции по эксплуатации.</text:p>
      <text:p text:style-name="Подзаголовок"><text:span text:style-name="T2"><draw:frame draw:z-index="251668480" draw:id="id0" draw:style-name="a0" draw:name="Text Box 12" text:anchor-type="paragraph" svg:x="3.49792in" svg:y="0.27986in" svg:width="2.58681in" svg:height="0.81736in" style:rel-width="scale" style:rel-height="scale-min"><draw:text-box><text:p text:style-name="Обычный"><text:span text:style-name="T3">Частота опоры</text:span><text:s/>Гц</text:p><text:p text:style-name="Обычный">Меню 3</text:p></draw:text-box><svg:desc/></draw:frame></text:span><draw:frame draw:z-index="251660288" draw:id="id1" draw:style-name="a1" draw:name="Text Box 2" text:anchor-type="paragraph" svg:x="-0.01875in" svg:y="0.27986in" svg:width="2.58681in" svg:height="0.81736in" style:rel-width="scale" style:rel-height="scale-min"><draw:text-box><text:p text:style-name="Обычный">Главный экран</text:p><text:p text:style-name="Обычный">Меню 0</text:p></draw:text-box><svg:desc/></draw:frame>Карта меню</text:p>
      <text:p text:style-name="Обычный"><text:span text:style-name="T4"><draw:custom-shape svg:x="2.57222in" svg:y="0.06736in" svg:width="0.91944in" svg:height="0.29653in" draw:z-index="251685888" draw:id="id2" draw:style-name="a2" draw:name="AutoShape 29" text:anchor-type="paragraph"><svg:desc/><draw:enhanced-geometry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.0001, -360.0001, -360.0001, -180, -180, -180" draw:modifiers="50000 6201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1 - ?f13"/><draw:equation draw:name="f15" draw:formula="?f4 * ?f11 / 200000"/><draw:equation draw:name="f16" draw:formula="?f6 - ?f15"/><draw:equation draw:name="f17" draw:formula="?f6 + ?f15"/><draw:equation draw:name="f18" draw:formula="?f16 * ?f13 / ?f5"/><draw:equation draw:name="f19" draw:formula="?f13 - ?f18"/><draw:equation draw:name="f20" draw:formula="?f14 + ?f18"/></draw:enhanced-geometry></draw:custom-shape></text:span></text:p>
      <text:p text:style-name="Обычный"><text:span text:style-name="T5"><draw:connector draw:type="line" svg:x1="3.49792in" svg:y1="0.21736in" svg:x2="3.36181in" svg:y2="0.21806in" draw:z-index="251684864" draw:id="id3" draw:style-name="a4" draw:transform="translate(-3.42986in -0.21771in) rotate(-3.14159) translate(3.42986in 0.21771in)" draw:name="AutoShape 28" text:anchor-type="paragraph"><svg:desc/></draw:connector></text:span><text:span text:style-name="T6"><draw:connector draw:type="line" svg:x1="3.36181in" svg:y1="5.01597in" svg:x2="3.36181in" svg:y2="0.21736in" draw:z-index="251683840" draw:id="id4" draw:style-name="a6" draw:name="AutoShape 27" text:anchor-type="paragraph"><svg:desc/></draw:connector></text:span><text:span text:style-name="T7"><draw:connector draw:type="line" svg:x1="2.91458in" svg:y1="2.26528in" svg:x2="2.91458in" svg:y2="0.21736in" draw:z-index="251665408" draw:id="id5" draw:style-name="a8" draw:name="AutoShape 9" text:anchor-type="paragraph"><svg:desc/></draw:connector></text:span><text:span text:style-name="T8"><draw:connector draw:type="line" svg:x1="2.91458in" svg:y1="0.21736in" svg:x2="2.57431in" svg:y2="0.21736in" draw:z-index="251666432" draw:id="id6" draw:style-name="a10" draw:name="AutoShape 10" text:anchor-type="paragraph"><svg:desc/></draw:connector></text:span></text:p>
      <text:p text:style-name="Обычный"><text:span text:style-name="T9"><draw:connector draw:type="line" svg:x1="0.53958in" svg:y1="5.15278in" svg:x2="0.19931in" svg:y2="5.15278in" draw:z-index="251686912" draw:id="id7" draw:style-name="a12" draw:transform="translate(-0.36944in -5.15278in) rotate(-3.14159) translate(0.36944in 5.15278in)" draw:name="AutoShape 30" text:anchor-type="paragraph"><svg:desc/></draw:connector></text:span><draw:frame draw:z-index="251689984" draw:id="id8" draw:style-name="a13" draw:name="Text Box 32" text:anchor-type="paragraph" svg:x="0.60903in" svg:y="4.98125in" svg:width="2.06597in" svg:height="0.29931in" style:rel-width="scale" style:rel-height="scale"><draw:text-box><text:p text:style-name="Обычный">Кратковременное нажатие</text:p></draw:text-box><svg:desc/></draw:frame><text:span text:style-name="T10"><draw:frame draw:z-index="251691008" draw:id="id9" draw:style-name="a14" draw:name="Text Box 33" text:anchor-type="paragraph" svg:x="3.73264in" svg:y="4.98125in" svg:width="2.06597in" svg:height="0.29931in" style:rel-width="scale" style:rel-height="scale"><draw:text-box><text:p text:style-name="Обычный">Длительное нажатие</text:p></draw:text-box><svg:desc/></draw:frame></text:span><text:span text:style-name="T11"><draw:custom-shape svg:x="3.18681in" svg:y="5.03958in" svg:width="0.5375in" svg:height="0.20139in" draw:z-index="251687936" draw:id="id10" draw:style-name="a15" draw:name="AutoShape 31" text:anchor-type="paragraph"><svg:desc/><draw:enhanced-geometry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.0001, -360.0001, -360.0001, -180, -180, -180" draw:modifiers="50000 53379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1 - ?f13"/><draw:equation draw:name="f15" draw:formula="?f4 * ?f11 / 200000"/><draw:equation draw:name="f16" draw:formula="?f6 - ?f15"/><draw:equation draw:name="f17" draw:formula="?f6 + ?f15"/><draw:equation draw:name="f18" draw:formula="?f16 * ?f13 / ?f5"/><draw:equation draw:name="f19" draw:formula="?f13 - ?f18"/><draw:equation draw:name="f20" draw:formula="?f14 + ?f18"/></draw:enhanced-geometry></draw:custom-shape></text:span><text:span text:style-name="T12"><draw:connector draw:type="line" svg:x1="3.49792in" svg:y1="4.66042in" svg:x2="3.36181in" svg:y2="4.66111in" draw:z-index="251682816" draw:id="id11" draw:style-name="a17" draw:name="AutoShape 26" text:anchor-type="paragraph"><svg:desc/></draw:connector></text:span><text:span text:style-name="T13"><draw:frame draw:z-index="251680768" draw:id="id12" draw:style-name="a18" draw:name="Text Box 24" text:anchor-type="paragraph" svg:x="3.50417in" svg:y="4.02569in" svg:width="2.58681in" svg:height="0.81736in" style:rel-width="scale" style:rel-height="scale-min"><draw:text-box><text:p text:style-name="Обычный">Установка минут</text:p><text:p text:style-name="Обычный">Меню 9</text:p></draw:text-box><svg:desc/></draw:frame></text:span><text:span text:style-name="T14"><draw:connector draw:type="line" svg:x1="3.49792in" svg:y1="4.42569in" svg:x2="3.1125in" svg:y2="4.42569in" draw:z-index="251681792" draw:id="id13" draw:style-name="a20" draw:transform="translate(-3.30521in -4.42569in) rotate(-3.14159) translate(3.30521in 4.42569in)" draw:name="AutoShape 25" text:anchor-type="paragraph"><svg:desc/></draw:connector></text:span><text:span text:style-name="T15"><draw:frame draw:z-index="251679744" draw:id="id14" draw:style-name="a21" draw:name="Text Box 23" text:anchor-type="paragraph" svg:x="0.52847in" svg:y="4.03125in" svg:width="2.58681in" svg:height="0.81736in" style:rel-width="scale" style:rel-height="scale-min"><draw:text-box><text:p text:style-name="Обычный">Установка часов</text:p><text:p text:style-name="Обычный">Меню 8</text:p></draw:text-box><svg:desc/></draw:frame></text:span><text:span text:style-name="T16"><draw:connector draw:type="line" svg:x1="1.80139in" svg:y1="3.64306in" svg:x2="1.80139in" svg:y2="4.02569in" draw:z-index="251677696" draw:id="id15" draw:style-name="a23" draw:name="AutoShape 21" text:anchor-type="paragraph"><svg:desc/></draw:connector></text:span><text:span text:style-name="T17"><draw:connector draw:type="line" svg:x1="3.51597in" svg:y1="3.19444in" svg:x2="3.13056in" svg:y2="3.19444in" draw:z-index="251678720" draw:id="id16" draw:style-name="a25" draw:name="AutoShape 22" text:anchor-type="paragraph"><svg:desc/></draw:connector></text:span><text:span text:style-name="T18"><draw:frame draw:z-index="251675648" draw:id="id17" draw:style-name="a26" draw:name="Text Box 19" text:anchor-type="paragraph" svg:x="0.53333in" svg:y="2.82153in" svg:width="2.58681in" svg:height="0.81736in" style:rel-width="scale" style:rel-height="scale-min"><draw:text-box><text:p text:style-name="Обычный">Максимальная частота диапазона</text:p><text:p text:style-name="Обычный">Меню 7</text:p></draw:text-box><svg:desc/></draw:frame></text:span><text:span text:style-name="T19"><draw:connector draw:type="line" svg:x1="4.80694in" svg:y1="2.43889in" svg:x2="4.80694in" svg:y2="2.82153in" draw:z-index="251676672" draw:id="id18" draw:style-name="a28" draw:name="AutoShape 20" text:anchor-type="paragraph"><svg:desc/></draw:connector></text:span><text:span text:style-name="T20"><draw:connector draw:type="line" svg:x1="4.80694in" svg:y1="1.23889in" svg:x2="4.80694in" svg:y2="1.62153in" draw:z-index="251674624" draw:id="id19" draw:style-name="a30" draw:name="AutoShape 18" text:anchor-type="paragraph"><svg:desc/></draw:connector></text:span><text:span text:style-name="T21"><draw:connector draw:type="line" svg:x1="7.14444in" svg:y1="0.0375in" svg:x2="7.14444in" svg:y2="0.42014in" draw:z-index="251673600" draw:id="id20" draw:style-name="a32" draw:name="AutoShape 17" text:anchor-type="paragraph"><svg:desc/></draw:connector></text:span><text:span text:style-name="T22"><draw:connector draw:type="line" svg:x1="4.80694in" svg:y1="0.03194in" svg:x2="4.80694in" svg:y2="0.41458in" draw:z-index="251672576" draw:id="id21" draw:style-name="a34" draw:name="AutoShape 16" text:anchor-type="paragraph"><svg:desc/></draw:connector></text:span><text:span text:style-name="T23"><draw:connector draw:type="line" svg:x1="2.57222in" svg:y1="1.9125in" svg:x2="2.91458in" svg:y2="1.91319in" draw:z-index="251667456" draw:id="id22" draw:style-name="a36" draw:name="AutoShape 11" text:anchor-type="paragraph"><svg:desc/></draw:connector></text:span><text:span text:style-name="T24"><draw:frame draw:z-index="251662336" draw:id="id23" draw:style-name="a37" draw:name="Text Box 4" text:anchor-type="paragraph" svg:x="-0.02431in" svg:y="1.61528in" svg:width="2.58681in" svg:height="0.81736in" style:rel-width="scale" style:rel-height="scale-min"><draw:text-box><text:p text:style-name="Обычный">If-shift</text:p><text:p text:style-name="Обычный">Меню<text:s/><text:span text:style-name="T25">2</text:span></text:p></draw:text-box><svg:desc/></draw:frame></text:span><text:span text:style-name="T26"><draw:connector draw:type="line" svg:x1="1.26944in" svg:y1="1.23264in" svg:x2="1.26944in" svg:y2="1.61528in" draw:z-index="251664384" draw:id="id24" draw:style-name="a39" draw:name="AutoShape 8" text:anchor-type="paragraph"><svg:desc/></draw:connector></text:span><text:span text:style-name="T27"><draw:frame draw:z-index="251661312" draw:id="id25" draw:style-name="a40" draw:name="Text Box 3" text:anchor-type="paragraph" svg:x="-0.02014in" svg:y="0.40903in" svg:width="2.58681in" svg:height="0.81736in" style:rel-width="scale" style:rel-height="scale-min"><draw:text-box><text:p text:style-name="Обычный">Шаг настройки<text:s/>Гц</text:p><text:p text:style-name="Обычный">Меню 1</text:p></draw:text-box><svg:desc/></draw:frame></text:span><text:span text:style-name="T28"><draw:connector draw:type="line" svg:x1="1.275in" svg:y1="0.02639in" svg:x2="1.275in" svg:y2="0.40903in" draw:z-index="251663360" draw:id="id26" draw:style-name="a42" draw:name="AutoShape 7" text:anchor-type="paragraph"><svg:desc/></draw:connector></text:span><text:span text:style-name="T29"><draw:frame draw:z-index="251671552" draw:id="id27" draw:style-name="a43" draw:name="Text Box 15" text:anchor-type="paragraph" svg:x="3.51042in" svg:y="2.82014in" svg:width="2.58681in" svg:height="0.81736in" style:rel-width="scale" style:rel-height="scale-min"><draw:text-box><text:p text:style-name="Обычный">Минимальная частота диапазона</text:p><text:p text:style-name="Обычный">Меню 6</text:p></draw:text-box><svg:desc/></draw:frame></text:span><text:span text:style-name="T30"><draw:frame draw:z-index="251670528" draw:id="id28" draw:style-name="a44" draw:name="Text Box 14" text:anchor-type="paragraph" svg:x="3.49167in" svg:y="1.60903in" svg:width="2.58681in" svg:height="0.81736in" style:rel-width="scale" style:rel-height="scale-min"><draw:text-box><text:p text:style-name="Обычный">Калибровка кварца синтезатора</text:p><text:p text:style-name="Обычный">Меню 5</text:p></draw:text-box><svg:desc/></draw:frame></text:span><text:span text:style-name="T31"><draw:frame draw:z-index="251669504" draw:id="id29" draw:style-name="a45" draw:name="Text Box 13" text:anchor-type="paragraph" svg:x="3.48542in" svg:y="0.40903in" svg:width="2.58681in" svg:height="0.81736in" style:rel-width="scale" style:rel-height="scale-min"><draw:text-box><text:p text:style-name="Обычный">Калибровка вольтметра</text:p><text:p text:style-name="Обычный">Меню 4</text:p></draw:text-box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Подзаголовок" style:display-name="Подзаголовок" style:family="paragraph" style:parent-style-name="Обычный" style:next-style-name="Обычный">
      <style:text-properties style:font-name="Cambria" style:font-name-asian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Название" style:display-name="Название" style:family="paragraph" style:parent-style-name="Обычный" style:next-style-name="Обычный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color="#4F81BD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31" svg:viewBox="0 0 20 30" svg:d="m10 0-10 30h20z"/>
    <draw:marker draw:name="a33" svg:viewBox="0 0 20 30" svg:d="m10 0-10 30h20z"/>
    <draw:marker draw:name="a11" svg:viewBox="0 0 20 30" svg:d="m10 0-10 30h20z"/>
    <draw:marker draw:name="a35" svg:viewBox="0 0 20 30" svg:d="m10 0-10 30h20z"/>
    <draw:marker draw:name="a38" svg:viewBox="0 0 20 30" svg:d="m10 0-10 30h20z"/>
    <draw:marker draw:name="a16" svg:viewBox="0 0 20 30" svg:d="m10 0-10 30h20z"/>
    <draw:marker draw:name="a3" svg:viewBox="0 0 20 30" svg:d="m10 0-10 30h20z"/>
    <draw:marker draw:name="a5" svg:viewBox="0 0 20 30" svg:d="m10 0-10 30h20z"/>
    <draw:marker draw:name="a41" svg:viewBox="0 0 20 30" svg:d="m10 0-10 30h20z"/>
    <draw:marker draw:name="a19" svg:viewBox="0 0 20 30" svg:d="m10 0-10 30h20z"/>
    <draw:marker draw:name="a7" svg:viewBox="0 0 20 30" svg:d="m10 0-10 30h20z"/>
    <draw:marker draw:name="a9" svg:viewBox="0 0 20 30" svg:d="m10 0-10 30h20z"/>
    <draw:marker draw:name="a22" svg:viewBox="0 0 20 30" svg:d="m10 0-10 30h20z"/>
    <draw:marker draw:name="a24" svg:viewBox="0 0 20 30" svg:d="m10 0-10 30h20z"/>
    <draw:marker draw:name="a27" svg:viewBox="0 0 20 30" svg:d="m10 0-10 30h20z"/>
    <draw:marker draw:name="a29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m</meta:initial-creator>
    <dc:creator>fm</dc:creator>
    <meta:creation-date>2020-08-09T13:20:00Z</meta:creation-date>
    <dc:date>2020-08-09T18:01:00Z</dc:date>
    <meta:template xlink:href="Normal.dotm" xlink:type="simple"/>
    <meta:editing-cycles>2</meta:editing-cycles>
    <meta:editing-duration>PT3360S</meta:editing-duration>
    <meta:document-statistic meta:page-count="1" meta:paragraph-count="1" meta:word-count="114" meta:character-count="765" meta:row-count="5" meta:non-whitespace-character-count="652"/>
  </office:meta>
</office:document-meta>
</file>